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M Roman 10" fo:font-size="10pt" fo:font-style="italic" style:text-underline-style="solid" style:text-underline-width="auto" style:text-underline-color="font-color" fo:font-weight="bold" officeooo:rsid="001adfe5" officeooo:paragraph-rsid="001ee1f7" style:font-size-asian="8.75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text-properties style:font-name="LM Roman 10" fo:font-size="10pt" fo:font-style="italic" style:text-underline-style="solid" style:text-underline-width="auto" style:text-underline-color="font-color" fo:font-weight="bold" officeooo:rsid="001adfe5" officeooo:paragraph-rsid="001ee1f7" style:font-size-asian="8.75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text-properties style:font-name="LM Roman 10" fo:font-size="10pt" fo:font-style="italic" style:text-underline-style="solid" style:text-underline-width="auto" style:text-underline-color="font-color" fo:font-weight="bold" officeooo:rsid="00213c7b" officeooo:paragraph-rsid="001ee1f7" style:font-size-asian="8.75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text-properties style:font-name="LM Roman 10" fo:font-size="10pt" fo:font-style="italic" style:text-underline-style="solid" style:text-underline-width="auto" style:text-underline-color="font-color" fo:font-weight="bold" officeooo:rsid="002b04e3" officeooo:paragraph-rsid="001ee1f7" style:font-size-asian="8.75pt" style:font-style-asian="italic" style:font-weight-asian="bold" style:font-size-complex="10pt" style:font-style-complex="italic" style:font-weight-complex="bold"/>
    </style:style>
    <style:style style:name="P5" style:family="paragraph" style:parent-style-name="Standard">
      <style:text-properties style:font-name="LM Roman 10" fo:font-size="10pt" fo:font-style="italic" style:text-underline-style="solid" style:text-underline-width="auto" style:text-underline-color="font-color" fo:font-weight="bold" officeooo:rsid="001adfe5" officeooo:paragraph-rsid="001ee1f7" fo:background-color="transparent" style:font-size-asian="8.75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text-properties style:font-name="LM Roman 10" fo:font-size="10pt" fo:font-style="italic" style:text-underline-style="solid" style:text-underline-width="auto" style:text-underline-color="font-color" fo:font-weight="bold" officeooo:rsid="0024e757" officeooo:paragraph-rsid="001ee1f7" fo:background-color="transparent" style:font-size-asian="8.75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text-properties style:font-name="LM Roman 10" fo:font-size="10pt" fo:font-style="normal" style:text-underline-style="none" fo:font-weight="normal" officeooo:rsid="00213c7b" officeooo:paragraph-rsid="001ee1f7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LM Roman 10" fo:font-size="10pt" fo:font-style="normal" style:text-underline-style="none" fo:font-weight="normal" officeooo:rsid="001ee1f7" officeooo:paragraph-rsid="001ee1f7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1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1adfe5" officeooo:paragraph-rsid="001ee1f7" style:font-size-asian="10pt" style:font-style-asian="normal" style:font-weight-asian="bold" style:font-size-complex="10pt" style:font-style-complex="italic" style:font-weight-complex="bold" style:text-emphasize="none"/>
    </style:style>
    <style:style style:name="P10" style:family="paragraph" style:parent-style-name="Standard" style:list-style-name="L1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1adfe5" officeooo:paragraph-rsid="001ee1f7" fo:background-color="transparent" style:font-size-asian="10pt" style:font-style-asian="normal" style:font-weight-asian="bold" style:font-size-complex="10pt" style:font-style-complex="italic" style:font-weight-complex="bold" style:text-emphasize="none"/>
    </style:style>
    <style:style style:name="P11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1adfe5" officeooo:paragraph-rsid="001ee1f7" fo:background-color="transparent" style:font-size-asian="10pt" style:font-style-asian="normal" style:font-weight-asian="bold" style:font-size-complex="10pt" style:font-style-complex="italic" style:font-weight-complex="bold" style:text-emphasize="none"/>
    </style:style>
    <style:style style:name="P12" style:family="paragraph" style:parent-style-name="Standard" style:list-style-name="L1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adfe5" officeooo:paragraph-rsid="001ee1f7" style:font-size-asian="10pt" style:font-style-asian="normal" style:font-weight-asian="normal" style:font-size-complex="10pt" style:font-style-complex="italic" style:font-weight-complex="bold" style:text-emphasize="none"/>
    </style:style>
    <style:style style:name="P13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13c7b" officeooo:paragraph-rsid="001ee1f7" style:font-size-asian="10pt" style:font-style-asian="normal" style:font-weight-asian="normal" style:font-size-complex="10pt" style:font-style-complex="italic" style:font-weight-complex="bold" style:text-emphasize="none"/>
    </style:style>
    <style:style style:name="P14" style:family="paragraph" style:parent-style-name="Standard" style:list-style-name="L1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adfe5" officeooo:paragraph-rsid="001ee1f7" fo:background-color="#00ff66" style:font-size-asian="10pt" style:font-style-asian="normal" style:font-weight-asian="normal" style:font-size-complex="10pt" style:font-style-complex="italic" style:font-weight-complex="bold" style:text-emphasize="none"/>
    </style:style>
    <style:style style:name="P15" style:family="paragraph" style:parent-style-name="Standard" style:list-style-name="L1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adfe5" officeooo:paragraph-rsid="001ee1f7" fo:background-color="#ffff00" style:font-size-asian="10pt" style:font-style-asian="normal" style:font-weight-asian="normal" style:font-size-complex="10pt" style:font-style-complex="italic" style:font-weight-complex="bold" style:text-emphasize="none"/>
    </style:style>
    <style:style style:name="P16" style:family="paragraph" style:parent-style-name="Standard" style:list-style-name="L1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adfe5" officeooo:paragraph-rsid="001ee1f7" fo:background-color="transparent" style:font-size-asian="10pt" style:font-style-asian="normal" style:font-weight-asian="normal" style:font-size-complex="10pt" style:font-style-complex="italic" style:font-weight-complex="bold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officeooo:rsid="00213c7b" officeooo:paragraph-rsid="001ee1f7" style:font-size-asian="10pt" style:font-style-asian="normal" style:font-weight-asian="normal" style:font-size-complex="10pt" style:font-style-complex="italic" style:font-weight-complex="bold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officeooo:rsid="001adfe5" officeooo:paragraph-rsid="001ee1f7" style:font-size-asian="10pt" style:font-style-asian="normal" style:font-weight-asian="normal" style:font-size-complex="10pt" style:font-style-complex="italic" style:font-weight-complex="bold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FreeSans" fo:font-size="10pt" fo:font-style="normal" fo:text-shadow="none" style:text-underline-style="none" fo:font-weight="bold" officeooo:rsid="001adfe5" officeooo:paragraph-rsid="001ee1f7" style:font-size-asian="10pt" style:font-style-asian="normal" style:font-weight-asian="bold" style:font-size-complex="10pt" style:font-style-complex="italic" style:font-weight-complex="bold" style:text-emphasize="none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13c7b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fo:background-color="transparent" loext:char-shading-value="0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ize-asian="10pt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213c7b" style:font-size-asian="10pt" style:font-style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style:text-underline-style="none" fo:background-color="transparent" loext:char-shading-value="0" style:font-size-asian="10pt" style:font-style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text-shadow="none" style:font-size-asian="10pt" style:text-emphasize="none"/>
    </style:style>
    <style:style style:name="T8" style:family="text">
      <style:text-properties style:text-outline="false" style:text-line-through-style="none" style:text-line-through-type="none" style:font-name="Liberation Sans1" fo:text-shadow="none" officeooo:rsid="00274b7b" style:font-size-asian="10pt" style:text-emphasize="none"/>
    </style:style>
    <style:style style:name="T9" style:family="text">
      <style:text-properties style:text-outline="false" style:text-line-through-style="none" style:text-line-through-type="none" style:font-name="FreeSans" fo:font-style="normal" fo:text-shadow="none" style:text-underline-style="none" style:font-size-asian="10pt" style:font-style-asian="normal" style:text-emphasize="none"/>
    </style:style>
    <style:style style:name="T10" style:family="text">
      <style:text-properties style:text-outline="false" style:text-line-through-style="none" style:text-line-through-type="none" style:font-name="FreeSans" fo:font-style="normal" fo:text-shadow="none" style:text-underline-style="none" fo:font-weight="normal" style:font-size-asian="10pt" style:font-style-asian="normal" style:font-weight-asian="normal" style:text-emphasize="none"/>
    </style:style>
    <style:style style:name="T11" style:family="text">
      <style:text-properties officeooo:rsid="0024e757"/>
    </style:style>
    <style:style style:name="T12" style:family="text">
      <style:text-properties officeooo:rsid="00274b7b"/>
    </style:style>
    <style:style style:name="T13" style:family="text">
      <style:text-properties officeooo:rsid="0027a2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asures of <text:span text:style-name="T11">Likability of</text:span> Robot</text:p>
      <text:list xml:id="list3179657424700282734" text:style-name="L1">
        <text:list-item text:start-value="1">
          <text:p text:style-name="P9">I would like to continue working with the robot.</text:p>
        </text:list-item>
        <text:list-item>
          <text:p text:style-name="P9">I felt close to the robot</text:p>
        </text:list-item>
      </text:list>
      <text:p text:style-name="P2"/>
      <text:p text:style-name="P17">Measures of Human Trust</text:p>
      <text:list xml:id="list200006728406201" text:continue-numbering="true" text:style-name="L1">
        <text:list-item>
          <text:p text:style-name="P9">I trust the robot.</text:p>
        </text:list-item>
        <text:list-item>
          <text:p text:style-name="P9">I trust the robot to perform appropriately in our collaboration.</text:p>
        </text:list-item>
      </text:list>
      <text:p text:style-name="P19"/>
      <text:p text:style-name="P3">Robot's Performance</text:p>
      <text:list xml:id="list200005096962857" text:continue-numbering="true" text:style-name="L1">
        <text:list-item>
          <text:p text:style-name="P9">The robot was repetitive.</text:p>
        </text:list-item>
        <text:list-item>
          <text:p text:style-name="P10">The robot's decisions improved my performance during the collaboration.</text:p>
        </text:list-item>
      </text:list>
      <text:p text:style-name="P2"/>
      <text:p text:style-name="P3"><text:span text:style-name="T7">Human's Perception of Robot's Understanding of Human </text:span><text:span text:style-name="T8">Emotions</text:span></text:p>
      <text:list xml:id="list200005721129788" text:continue-numbering="true" text:style-name="L1">
        <text:list-item>
          <text:p text:style-name="P9">The robot understood my emotions.</text:p>
        </text:list-item>
        <text:list-item>
          <text:p text:style-name="P1"><text:span text:style-name="T4">The robot understands some of my feelings and takes them into </text:span><text:span text:style-name="T9">account in our collaboration.</text:span></text:p>
          <text:p text:style-name="P1"/>
        </text:list-item>
      </text:list>
      <text:p text:style-name="P3">Robot's <text:span text:style-name="T12">Understanding of</text:span> Human <text:span text:style-name="T13">and Collaboration G</text:span>oals and Objectives</text:p>
      <text:list xml:id="list200006332918176" text:continue-numbering="true" text:style-name="L1">
        <text:list-item>
          <text:p text:style-name="P10">The robot perceives accurately what my objectives are.</text:p>
        </text:list-item>
        <text:list-item>
          <text:p text:style-name="P10">The robot was committed to the collaboration.</text:p>
        </text:list-item>
      </text:list>
      <text:p text:style-name="P2"/>
      <text:p text:style-name="P3">Human Feeling about Partnership/Collaboration</text:p>
      <text:list xml:id="list200006882692978" text:continue-numbering="true" text:style-name="L1">
        <text:list-item>
          <text:p text:style-name="P9">The robot and I are working towards mutually agreed-upon goals.</text:p>
        </text:list-item>
        <text:list-item>
          <text:p text:style-name="P1"><text:span text:style-name="T5">I</text:span><text:span text:style-name="T4"> am satisfied with the outcome of our </text:span><text:span text:style-name="T6">collaboration.</text:span></text:p>
        </text:list-item>
      </text:list>
      <text:p text:style-name="P5"/>
      <text:p text:style-name="P6">Satisfaction with Each Other as Collaborative Partners</text:p>
      <text:list xml:id="list200005512236247" text:continue-numbering="true" text:style-name="L1">
        <text:list-item>
          <text:p text:style-name="P10">The robot was satisfied with my collaborative behavior. </text:p>
        </text:list-item>
        <text:list-item>
          <text:p text:style-name="P10">I was satisfied with the robot.</text:p>
        </text:list-item>
      </text:list>
      <text:p text:style-name="P11"/>
      <text:p text:style-name="P5"/>
      <text:p text:style-name="P4">Complete List of Questions: </text:p>
      <text:p text:style-name="P8">Likability</text:p>
      <text:list xml:id="list200005693349989" text:continue-list="list200005512236247" text:style-name="L1">
        <text:list-item text:start-value="1">
          <text:p text:style-name="P12">I felt close to the robot</text:p>
        </text:list-item>
        <text:list-item>
          <text:p text:style-name="P9">I was satisfied with the robot.</text:p>
        </text:list-item>
        <text:list-item>
          <text:p text:style-name="P9">I would like to continue working with the robot.</text:p>
        </text:list-item>
        <text:list-item>
          <text:p text:style-name="P9">I like the robot.</text:p>
        </text:list-item>
        <text:list-item>
          <text:p text:style-name="P1"><text:span text:style-name="T1">The </text:span><text:span text:style-name="T10">robot was interesting.</text:span></text:p>
        </text:list-item>
        <text:list-item>
          <text:p text:style-name="P12">I believe that the robot and I achieved the goals we set.</text:p>
        </text:list-item>
      </text:list>
      <text:p text:style-name="P2"/>
      <text:p text:style-name="P17">Measures of Human Trust</text:p>
      <text:list xml:id="list200006281547234" text:continue-numbering="true" text:style-name="L1">
        <text:list-item>
          <text:p text:style-name="P12">I trust the robot.</text:p>
        </text:list-item>
        <text:list-item>
          <text:p text:style-name="P12">It was easy to express myself to the robot.</text:p>
        </text:list-item>
        <text:list-item>
          <text:p text:style-name="P12">I trust the robot to perform appropriately in our collaboration.</text:p>
        </text:list-item>
        <text:list-item>
          <text:p text:style-name="P1"><text:span text:style-name="T1">I trust the robot to assess my feelings appropriately </text:span><text:span text:style-name="T10">in our collaboration.</text:span></text:p>
        </text:list-item>
      </text:list>
      <text:p text:style-name="P18"/>
      <text:p text:style-name="P3">Robot's Performance</text:p>
      <text:list xml:id="list200005893879462" text:continue-numbering="true" text:style-name="L1">
        <text:list-item>
          <text:p text:style-name="P12">The robot was repetitive.</text:p>
        </text:list-item>
        <text:list-item>
          <text:p text:style-name="P12">The robot does not understand what we are trying to accomplish.</text:p>
        </text:list-item>
        <text:list-item>
          <text:p text:style-name="P14">The robot made efficient decisions.</text:p>
        </text:list-item>
        <text:list-item>
          <text:p text:style-name="P12">I am confident in the robot's ability to help me.</text:p>
        </text:list-item>
        <text:list-item>
          <text:p text:style-name="P15">The robot's decisions improved my performance during the collaboration.</text:p>
        </text:list-item>
      </text:list>
      <text:p text:style-name="P2"/>
      <text:p text:style-name="P13">Human's Perception of Robot's Understanding of Human</text:p>
      <text:list xml:id="list200007023086286" text:continue-numbering="true" text:style-name="L1">
        <text:list-item>
          <text:p text:style-name="P12">The robot understood my emotions.</text:p>
        </text:list-item>
        <text:list-item>
          <text:p text:style-name="P1"><text:soft-page-break/><text:span text:style-name="T1">I understand the robot, and I think it </text:span><text:span text:style-name="T10">understands me, at least in the best way it can.</text:span></text:p>
        </text:list-item>
        <text:list-item>
          <text:p text:style-name="P12">I feel that the robot, in its own unique ways, is genuinely concerned about me.</text:p>
        </text:list-item>
        <text:list-item>
          <text:p text:style-name="P1"><text:span text:style-name="T1">The robot understands some of my feelings and takes them into </text:span><text:span text:style-name="T10">account in our collaboration.</text:span></text:p>
        </text:list-item>
      </text:list>
      <text:p text:style-name="P2"/>
      <text:p text:style-name="P3">Robot's Relationship to Human Goals and Objectives</text:p>
      <text:list xml:id="list200006129311150" text:continue-numbering="true" text:style-name="L1">
        <text:list-item>
          <text:p text:style-name="P12">The robot is sometimes confused about what I feel about our activities. </text:p>
        </text:list-item>
        <text:list-item>
          <text:p text:style-name="P12">The robot does not understand how I feel during our collaboration.</text:p>
        </text:list-item>
        <text:list-item>
          <text:p text:style-name="P12">The robot does not understand what I am trying to accomplish.</text:p>
        </text:list-item>
        <text:list-item>
          <text:p text:style-name="P1"><text:span text:style-name="T1">I find what the robot and I are doing is unrelated </text:span><text:span text:style-name="T3">to my goals.</text:span></text:p>
        </text:list-item>
        <text:list-item>
          <text:p text:style-name="P16">The robot perceives accurately what my objectives are.</text:p>
        </text:list-item>
        <text:list-item>
          <text:p text:style-name="P12">I find what I am doing with the robot confusing</text:p>
        </text:list-item>
      </text:list>
      <text:p text:style-name="P2"/>
      <text:p text:style-name="P3">Human Feeling about Partnership/Collaboration</text:p>
      <text:list xml:id="list200005007535202" text:continue-numbering="true" text:style-name="L1">
        <text:list-item>
          <text:p text:style-name="P12">The robot and I are working towards mutually agreed-upon goals.</text:p>
        </text:list-item>
        <text:list-item>
          <text:p text:style-name="P1"><text:span text:style-name="T1">The robot and I collaborate on setting goals for us to work </text:span><text:span text:style-name="T10">on.</text:span></text:p>
        </text:list-item>
        <text:list-item>
          <text:p text:style-name="P12">The robot and I agree on what is important for us to work on.</text:p>
        </text:list-item>
        <text:list-item>
          <text:p text:style-name="P12">The robot was committed to the collaboration.</text:p>
        </text:list-item>
        <text:list-item>
          <text:p text:style-name="P12">The robot was satisfied with my collaborative behavior. </text:p>
        </text:list-item>
        <text:list-item>
          <text:p text:style-name="P1"><text:span text:style-name="T2">I</text:span><text:span text:style-name="T1"> am satisfied with the outcome of our collabora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9:58:51.368750792</meta:creation-date>
    <dc:date>2016-10-30T20:00:04.883858239</dc:date>
    <meta:editing-duration>PT24S</meta:editing-duration>
    <meta:editing-cycles>1</meta:editing-cycles>
    <meta:document-statistic meta:table-count="0" meta:image-count="0" meta:object-count="0" meta:page-count="2" meta:paragraph-count="59" meta:word-count="518" meta:character-count="2964" meta:non-whitespace-character-count="2546"/>
    <meta:generator>LibreOffice/4.2.8.2$Linux_X86_64 LibreOffice_project/420m0$Build-2</meta:generator>
  </office:meta>
</office:document-meta>
</file>